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6cae" officeooo:paragraph-rsid="000b6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sram (</text:p>
      <text:p text:style-name="P1">// input</text:p>
      <text:p text:style-name="P1">pclk,</text:p>
      <text:p text:style-name="P1">wr_en,</text:p>
      <text:p text:style-name="P1">rd_en,</text:p>
      <text:p text:style-name="P1">wr_data,</text:p>
      <text:p text:style-name="P1">addr,</text:p>
      <text:p text:style-name="P1">// output</text:p>
      <text:p text:style-name="P1">rd_data</text:p>
      <text:p text:style-name="P1">);</text:p>
      <text:p text:style-name="P1"/>
      <text:p text:style-name="P1"/>
      <text:p text:style-name="P1">parameter DATA_WIDTH = 32;</text:p>
      <text:p text:style-name="P1">parameter ADDR_WIDTH = 16;</text:p>
      <text:p text:style-name="P1">parameter MEM_DEPTH <text:s/>= 1 &lt;&lt; ADDR_WIDTH;</text:p>
      <text:p text:style-name="P1">parameter ZERO = {DATA_WIDTH{1'b0}};</text:p>
      <text:p text:style-name="P1"/>
      <text:p text:style-name="P1">input pclk;</text:p>
      <text:p text:style-name="P1">input wr_en;</text:p>
      <text:p text:style-name="P1">input rd_en;</text:p>
      <text:p text:style-name="P1">input [DATA_WIDTH-1:0] <text:s/>wr_data;</text:p>
      <text:p text:style-name="P1">input [ADDR_WIDTH-1:0] <text:s/>addr;</text:p>
      <text:p text:style-name="P1"/>
      <text:p text:style-name="P1">output [DATA_WIDTH-1:0] rd_data;</text:p>
      <text:p text:style-name="P1"/>
      <text:p text:style-name="P1"/>
      <text:p text:style-name="P1">wire [DATA_WIDTH-1:0] rd_data;</text:p>
      <text:p text:style-name="P1"/>
      <text:p text:style-name="P1">reg [DATA_WIDTH-1:0] memc [MEM_DEPTH-1:0];</text:p>
      <text:p text:style-name="P1"/>
      <text:p text:style-name="P1">always @ (posedge pclk) begin</text:p>
      <text:p text:style-name="P1"><text:s text:c="3"/>if (wr_en) begin</text:p>
      <text:p text:style-name="P1"><text:s text:c="6"/>memc[addr] &lt;= wr_data;</text:p>
      <text:p text:style-name="P1"><text:s text:c="3"/>end</text:p>
      <text:p text:style-name="P1">end</text:p>
      <text:p text:style-name="P1"/>
      <text:p text:style-name="P1"/>
      <text:p text:style-name="P1">assign rd_data <text:s text:c="2"/>= <text:s/>(rd_en) ? memc[addr] : ZERO;</text:p>
      <text:p text:style-name="P1"/>
      <text:p text:style-name="P1">endmodule</text:p>
      <text:p text:style-name="P1">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9:07:35.139866890</meta:creation-date>
    <dc:date>2022-12-13T19:07:48.238016092</dc:date>
    <meta:editing-duration>PT13S</meta:editing-duration>
    <meta:editing-cycles>1</meta:editing-cycles>
    <meta:document-statistic meta:table-count="0" meta:image-count="0" meta:object-count="0" meta:page-count="1" meta:paragraph-count="30" meta:word-count="77" meta:character-count="539" meta:non-whitespace-character-count="474"/>
    <meta:generator>LibreOffice/5.3.6.1$Linux_X86_64 LibreOffice_project/30$Build-1</meta:generator>
  </office:meta>
</office:document-meta>
</file>